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style>
    <style:style style:name="P2" style:family="paragraph" style:parent-style-name="Preformatted_20_Text">
      <style:text-properties officeooo:rsid="0012f306" officeooo:paragraph-rsid="0012f306"/>
    </style:style>
    <style:style style:name="P3" style:family="paragraph" style:parent-style-name="Preformatted_20_Text">
      <style:text-properties style:text-underline-style="solid" style:text-underline-width="auto" style:text-underline-color="font-color" fo:font-weight="bold" officeooo:rsid="0012f306" officeooo:paragraph-rsid="0012f306" style:font-weight-asian="bold" style:font-weight-complex="bold"/>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text-properties officeooo:rsid="0012f306" officeooo:paragraph-rsid="0012f306"/>
    </style:style>
    <style:style style:name="P7" style:family="paragraph" style:parent-style-name="Text_20_body" style:list-style-name="L3"/>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size="14pt" style:font-size-asian="14pt" style:font-size-complex="14pt"/>
    </style:style>
    <style:style style:name="T3" style:family="text">
      <style:text-properties style:font-name="Liberation Serif" fo:font-size="14pt"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Étude des Attaques Réseau et de leur Fréquence</text:span></text:span></text:h>
      <text:p text:style-name="Text_20_body"><text:span text:style-name="Strong_20_Emphasis">Présentation :</text:span><text:line-break/>L'étude des attaques réseau et de leur fréquence vise à comprendre les différentes formes de cybermenaces qui ciblent les systèmes informatiques, ainsi que leur prévalence. Cela inclut l'analyse des types d'attaques (DDoS, phishing, ransomware, etc.), des vecteurs d'attaque, et des tendances dans la fréquence et la sophistication des attaques. L'objectif est de développer des stratégies de défense proactives pour protéger les réseaux et les données sensibles.</text:p>
      <text:p text:style-name="Text_20_body"><text:span text:style-name="Strong_20_Emphasis">Problématique :</text:span><text:line-break/>Comment identifier et classer les différentes formes d'attaques réseau pour mieux comprendre leur impact et leur fréquence ? Quelles sont les méthodes les plus efficaces pour détecter et prévenir ces attaques ? Comment adapter les stratégies de sécurité en fonction de l'évolution des menaces et des nouvelles techniques utilisées par les cybercriminels ?</text:p>
      <text:p text:style-name="P2"/>
      <text:p text:style-name="P6">Nous allons analyser <text:span text:style-name="Strong_20_Emphasis">le nombre d’attaques par jour</text:span> sur un serveur durant 15 jours.</text:p>
      <text:h text:style-name="Heading_20_3" text:outline-level="3"><text:span text:style-name="Strong_20_Emphasis">Exemple de données</text:span> (nombre d’attaques par jour) :</text:h>
      <text:p text:style-name="Text_20_body">10,12,9,15,8,14,13,11,7,16,20,18,10,14,12</text:p>
      <text:h text:style-name="Heading_20_3" text:outline-level="3"><text:span text:style-name="Strong_20_Emphasis">2.1 Moyenne et dispersion</text:span></text:h>
      <text:list text:style-name="L1">
        <text:list-item>
          <text:p text:style-name="P4"><text:span text:style-name="Strong_20_Emphasis">Moyenne</text:span> :</text:p>
          <text:p text:style-name="P5">μ=1510+12+9+15+8+14+13+11+7+16+20+18+10+14+12​  attaques par jourμ=15189​=12.6 attaques par jour </text:p>
        </text:list-item>
        <text:list-item>
          <text:p text:style-name="P4"><text:span text:style-name="Strong_20_Emphasis">Écart-type</text:span> :</text:p>
          <text:p text:style-name="P5">σ≈3.87 </text:p>
        </text:list-item>
        <text:list-item>
          <text:p text:style-name="P4"><text:span text:style-name="Strong_20_Emphasis">Coefficient de variation</text:span> :</text:p>
          <text:p text:style-name="P4">CV=12.63.87​×100≈30.71% </text:p>
          <text:p text:style-name="P4">→ Un CV plus élevé que dans l’analyse précédente montre une variabilité importante du nombre d’attaques.</text:p>
        </text:list-item>
      </text:list>
      <text:p text:style-name="Horizontal_20_Line"/>
      <text:h text:style-name="Heading_20_3" text:outline-level="3"><text:span text:style-name="Strong_20_Emphasis">2.2 Distribution des attaques</text:span></text:h>
      <text:p text:style-name="Text_20_body">Si l'on suppose que les attaques suivent une <text:span text:style-name="Strong_20_Emphasis">loi de Poisson</text:span>, la probabilité d’avoir exactement k attaques un jour donné est :</text:p>
      <text:p text:style-name="Text_20_body">P(X=k)=k!e−λλk​ </text:p>
      <text:p text:style-name="Text_20_body">Avec λ=12.6, on peut estimer la probabilité d’avoir exactement 10 attaques :</text:p>
      <text:p text:style-name="Text_20_body">P(X=10)=10!e−12.612.610​≈0.105 </text:p>
      <text:p text:style-name="Text_20_body">Cela signifie qu'un jour donné, la probabilité d’avoir <text:span text:style-name="Strong_20_Emphasis">exactement 10 attaques</text:span> est d’environ <text:span text:style-name="Strong_20_Emphasis">10.5%</text:span>.</text:p>
      <text:p text:style-name="P2"/>
      <text:p text:style-name="P3"><text:span text:style-name="T3"/></text:p>
      <text:p text:style-name="P3"><text:soft-page-break/><text:span text:style-name="T3">Conclusion :</text:span></text:p>
      <text:p text:style-name="P2"/>
      <text:p text:style-name="P6">Une moyenne de <text:span text:style-name="Strong_20_Emphasis">12.6 attaques par jour</text:span> et un écart-type de <text:span text:style-name="Strong_20_Emphasis">3.87</text:span> montrent une variabilité importante. </text:p>
      <text:list text:style-name="L3">
        <text:list-item>
          <text:p text:style-name="P7">Le <text:span text:style-name="Strong_20_Emphasis">coefficient de variation de 30.71%</text:span> indique une forte dispersion, ce qui peut nécessiter une surveillance acc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13T07:22:33.517953378</dc:date>
    <meta:editing-duration>PT29M23S</meta:editing-duration>
    <meta:editing-cycles>2</meta:editing-cycles>
    <meta:generator>LibreOffice/24.2.7.2$Linux_X86_64 LibreOffice_project/420$Build-2</meta:generator>
    <meta:document-statistic meta:table-count="0" meta:image-count="0" meta:object-count="0" meta:page-count="2" meta:paragraph-count="23" meta:word-count="282" meta:character-count="1981" meta:non-whitespace-character-count="1653"/>
  </office:meta>
</office:document-meta>
</file>